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2">Chap 5</text:p>
      <text:p text:style-name="P2">Chap 6</text:p>
      <text:p text:style-name="P2">Chap 7</text:p>
      <text:p text:style-name="P2">Chap 8</text:p>
      <text:p text:style-name="P2"/>
      <text:p text:style-name="P3">Peter</text:p>
      <text:p text:style-name="P2">Chap 1 (just partition function and circularly polarized)</text:p>
      <text:p text:style-name="P5">Chap 2 (include why we need to deconvolve)</text:p>
      <text:p text:style-name="P5">Chap 3 </text:p>
      <text:p text:style-name="P2">Chap 4 </text:p>
      <text:p text:style-name="P2">Chap 5</text:p>
      <text:p text:style-name="P2">Chap 6</text:p>
      <text:p text:style-name="P2">Chap 7</text:p>
      <text:p text:style-name="P2">Chap 8</text:p>
      <text:p text:style-name="P3"/>
      <text:p text:style-name="P3">Graham</text:p>
      <text:p text:style-name="P4">Chap 1</text:p>
      <text:p text:style-name="P4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mon </meta:initial-creator>
    <meta:creation-date>2013-12-06T14:40:01</meta:creation-date>
    <dc:date>2013-12-07T18:28:01</dc:date>
    <dc:creator>Eamon </dc:creator>
    <meta:editing-duration>PT8H6M18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1" meta:paragraph-count="28" meta:word-count="76" meta:character-count="371" meta:non-whitespace-character-count="320"/>
  </office:meta>
</office:document-meta>
</file>